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WPIconicSymbolsA" svg:font-family="WPIconicSymbolsA"/>
    <style:font-face style:name="TimesNewRoman" svg:font-family="TimesNewRoman" style:font-family-generic="roman"/>
    <style:font-face style:name="TimesNewRoman1" svg:font-family="TimesNewRoman" style:font-adornments="Standard" style:font-family-generic="roman"/>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gL_5f_Fusszeile">
      <style:text-properties fo:language="de" fo:country="CH"/>
    </style:style>
    <style:style style:name="P2" style:family="paragraph" style:parent-style-name="gL_5f_Fliesstext">
      <style:text-properties fo:language="en" fo:country="US"/>
    </style:style>
    <style:style style:name="P3" style:family="paragraph" style:parent-style-name="gL_5f_Fliesstext_5f_Folge">
      <style:text-properties fo:language="en" fo:country="US"/>
    </style:style>
    <style:style style:name="P4" style:family="paragraph" style:parent-style-name="gL_5f_Fliesstext_5f_Folge">
      <style:text-properties fo:language="en" fo:country="US" fo:font-style="italic"/>
    </style:style>
    <style:style style:name="P5" style:family="paragraph" style:parent-style-name="gL_5f_Fliesstext_5f_Folge">
      <style:text-properties fo:font-size="14pt" fo:language="en" fo:country="US" fo:font-style="italic" fo:font-weight="bold" style:font-size-asian="14pt" style:font-size-complex="14pt"/>
    </style:style>
    <style:style style:name="P6" style:family="paragraph" style:parent-style-name="gL_5f_Fliesstext_5f_Folge">
      <style:text-properties fo:font-size="12pt" fo:language="en" fo:country="US" fo:font-style="italic" style:font-size-asian="12pt" style:font-size-complex="12pt"/>
    </style:style>
    <style:style style:name="P7" style:family="paragraph" style:parent-style-name="gL_5f_Fliesstext_5f_Folge">
      <style:paragraph-properties fo:margin-left="0cm" fo:margin-right="0cm" fo:text-indent="0cm" style:auto-text-indent="false"/>
      <style:text-properties fo:language="en" fo:country="US" fo:font-style="italic" fo:font-weight="bold"/>
    </style:style>
    <style:style style:name="P8" style:family="paragraph" style:parent-style-name="gL_5f_Titel" style:master-page-name="gL_5f_Seitenvorlage_5f_mehr_5f_Platz_5f_Fusszeile">
      <style:paragraph-properties style:page-number="auto" fo:break-before="page"/>
      <style:text-properties fo:language="en" fo:country="US"/>
    </style:style>
    <style:style style:name="T1" style:family="text">
      <style:text-properties style:use-window-font-color="true"/>
    </style:style>
    <style:style style:name="T2" style:family="text">
      <style:text-properties fo:font-variant="normal" fo:text-transform="none" fo:color="#008080" style:font-name="WPIconicSymbolsA" fo:font-size="12pt" fo:font-style="normal" style:font-size-asian="12pt" style:font-size-complex="12pt"/>
    </style:style>
    <style:style style:name="T3" style:family="text">
      <style:text-properties fo:font-weight="bold"/>
    </style:style>
    <style:style style:name="T4" style:family="text">
      <style:text-properties fo:font-style="italic"/>
    </style:style>
    <style:style style:name="T5" style:family="text">
      <style:text-properties fo:font-style="italic" fo:font-weight="bold"/>
    </style:style>
    <style:style style:name="T6" style:family="text">
      <style:text-properties fo:font-style="italic" fo:font-weight="bold" style:font-style-asian="italic" style:font-style-complex="italic"/>
    </style:style>
    <style:style style:name="T7" style:family="text">
      <style:text-properties fo:font-style="italic" fo:font-weight="bold" style:font-style-asian="normal" style:font-style-complex="normal"/>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style-complex="normal"/>
    </style:style>
    <style:style style:name="T10" style:family="text">
      <style:text-properties fo:font-size="12pt" fo:font-style="italic"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Is Believing On Jesus The Same As Obeying Him?</text:p>
      <text:p text:style-name="P2"/>
      <text:p text:style-name="gL_5f_Fliesstext">Because of various doctrines of demons, <text:span text:style-name="T3">many think they can </text:span><text:span text:style-name="T5">believe </text:span><text:span text:style-name="T3">on Jesus without </text:span><text:span text:style-name="T6">obeying</text:span><text:span text:style-name="T3"> him. This, however, is not the message of the Bible, but a </text:span><text:span text:style-name="T5">dangerous </text:span><text:span text:style-name="T3">misunderstanding and </text:span><text:span text:style-name="T5">deadly </text:span><text:span text:style-name="T3">spiritual snare. </text:span>Please note the following passage cited from two different reputable translations:</text:p>
      <text:p text:style-name="gL_5f_Bibelzitat_5f_Abstand_5f_davor">Whoever <text:span text:style-name="T3">believes in the Son </text:span>has eternal life; whoever <text:span text:style-name="T3">disobeys the Son </text:span>will not see life, but must endure God’s wrath (John 3:36, NRSV).</text:p>
      <text:p text:style-name="gL_5f_Bibelzitat_5f_Abstand_5f_davor">He who <text:span text:style-name="T3">believes in the Son </text:span>has eternal life; but he who <text:span text:style-name="T3">does not obey the Son </text:span>shall not see life, but the wrath of God abides on him (John 3:36, NASB).</text:p>
      <text:p text:style-name="gL_5f_Fliesstext_5f_Folge_5f_und_5f_Abstand_5f_davor">The King James Version renders this same verse as:</text:p>
      <text:p text:style-name="gL_5f_Bibelzitat_5f_Abstand_5f_davor">He that believeth on the Son hath everlasting life: and he that <text:span text:style-name="T3">believeth not </text:span>the Son shall not see life; but the wrath of God abideth on him.</text:p>
      <text:p text:style-name="gL_5f_Fliesstext_5f_Folge_5f_und_5f_Abstand_5f_davor">The Greek word translated as <text:span text:style-name="T4">believeth not </text:span>in that verse is <text:span text:style-name="T4">apeitheo </text:span>and it means: <text:span text:style-name="T5">not believe, disobedient, obey not, unbelieving. </text:span>This alone makes the crucial point loud and clear about <text:span text:style-name="T5">disobedience </text:span><text:span text:style-name="T3">being a manifestation of </text:span><text:span text:style-name="T5">unbelief.</text:span></text:p>
      <text:p text:style-name="gL_5f_Fliesstext_5f_Folge">Remember also that there are only two types of people which are sometimes referred to as the saved or the unsaved, the sheep or the goats, etc. But in the aforementioned passage, <text:span text:style-name="T3">these two types of people are either mentioned as those who </text:span><text:span text:style-name="T5">believe on the Son </text:span><text:span text:style-name="T3">or those who </text:span><text:span text:style-name="T5">disobey the Son.</text:span></text:p>
      <text:p text:style-name="gL_5f_Fliesstext_5f_Folge">In other words, again it becomes apparent that <text:span text:style-name="T5">unbelief </text:span><text:span text:style-name="T3">in Jesus is synonymous with </text:span><text:span text:style-name="T5">disobedience </text:span><text:span text:style-name="T3">to him, while </text:span><text:span text:style-name="T5">believing </text:span><text:span text:style-name="T3">in Jesus equals </text:span><text:span text:style-name="T5">obeying </text:span><text:span text:style-name="T3">him. </text:span>That is a vital truth we all need to remember because it helps us understand the Biblical meaning of <text:span text:style-name="T5">the only kind of belief in Jesus that brings salvation. </text:span>But the same truth is also shown in the following passage:</text:p>
      <text:p text:style-name="gL_5f_Bibelzitat_5f_Abstand_5f_davor">And to whom did He swear that they should not enter His rest, but to <text:span text:style-name="T3">those who were disobedient? </text:span>And so we see that they were not able to enter because of <text:span text:style-name="T3">unbelief </text:span>(Heb. 3:18, 19, NASB).</text:p>
      <text:p text:style-name="gL_5f_Fliesstext_5f_Folge_5f_und_5f_Abstand_5f_davor">Notice again how <text:span text:style-name="T5">disobedience is equated to unbelief. </text:span>Hence, we see again the meaning of <text:span text:style-name="T4">unbelief </text:span>and an important insight about <text:span text:style-name="T4">disobedi</text:span>ence. In other words, <text:span text:style-name="T5">disobedience is a manifestation of unbelief. </text:span><text:span text:style-name="T4">A careful comparison of two other salvation passages will also make this same point:</text:span></text:p>
      <text:p text:style-name="gL_5f_Bibelzitat_5f_Abstand_5f_davor"><text:span text:style-name="T4">Jesus said to her, “I am the resurrection and the life. He who believes in me will live, even though he dies; and whoever lives and </text:span><text:span text:style-name="T5">believes in me will never die.” </text:span><text:span text:style-name="T4">Do you believe this? (John 11:25,26)</text:span></text:p>
      <text:p text:style-name="gL_5f_Bibelzitat_5f_Abstand_5f_davor"><text:span text:style-name="T4">I tell you the truth, </text:span><text:span text:style-name="T5">if anyone keeps my word, he will never see death. </text:span><text:span text:style-name="T4">(John 8:51)</text:span></text:p>
      <text:p text:style-name="gL_5f_Fliesstext_5f_Folge_5f_und_5f_Abstand_5f_davor"><text:span text:style-name="T4">Jesus taught what one must do to never die spiritually. In Jn. 11:25,26 he taught it takes a continuous tense belief in Jesus. In Jn. 8:51 the Lord taught it will take keeping his word. In other words, </text:span><text:span text:style-name="T5">one is not really believing on Jesus unless he is keeping his words. </text:span><text:span text:style-name="T4">Please remember that.</text:span></text:p>
      <text:p text:style-name="gL_5f_Fliesstext_5f_Folge"><text:span text:style-name="T5">Can it then be stated that many who at one time truly believed on Jesus are now in unbelief as is made evident by their disobedience? </text:span><text:span text:style-name="T4">The answer is a resounding </text:span><text:span text:style-name="T5">yes. </text:span><text:span text:style-name="T4">Jesus taught:</text:span></text:p>
      <text:p text:style-name="gL_5f_Bibelzitat_5f_Abstand_5f_davor"><text:span text:style-name="T4">They </text:span><text:span text:style-name="T5">believe for a while, </text:span><text:span text:style-name="T4">but in the time of testing they </text:span><text:span text:style-name="T5">fall away. </text:span><text:span text:style-name="T4">(Luke 8:13)</text:span></text:p>
      <text:p text:style-name="gL_5f_Fliesstext_5f_Folge_5f_und_5f_Abstand_5f_davor"><text:span text:style-name="T5">Jesus taught a true believer could turn into an unbeliever and consequently die spiritually. </text:span><text:span text:style-name="T4">This is especially important in a day when so many have been deceived by the security-in-sin gospel commonly called eternal security or the perseverance of the saints.</text:span></text:p>
      <text:p text:style-name="gL_5f_Fliesstext_5f_Folge"><text:span text:style-name="T4">In other words, </text:span><text:span text:style-name="T5">a true Christian can afterwards lose his salvation, as has happened numerous times, according to the Bible. </text:span><text:span text:style-name="T4">To enter God’s paradise kingdom after death, a person who was previously born again </text:span><text:span text:style-name="T5">must endure persecution for being a Christian, bring forth good fruit, etc. In brief we could say he must continue to believe on Jesus, which will manifest in simple faithful obedience.</text:span></text:p>
      <text:p text:style-name="P4"><text:soft-page-break/>Remember also all the following relevant salvation Scriptures:</text:p>
      <text:p text:style-name="gL_5f_Bibelzitat_5f_Abstand_5f_davor"><text:span text:style-name="T4">He [Jesus] became the source of eternal salvation for all who </text:span><text:span text:style-name="T5">obey </text:span><text:span text:style-name="T4">him (Heb 5:9)</text:span></text:p>
      <text:p text:style-name="gL_5f_Bibelzitat_5f_Abstand_5f_davor"><text:span text:style-name="T4">Those </text:span><text:span text:style-name="T5">who have done good </text:span><text:span text:style-name="T4">will rise to live, and those who have done evil will rise to be condemned. (John 5:29)</text:span></text:p>
      <text:p text:style-name="gL_5f_Bibelzitat_5f_Abstand_5f_davor"><text:span text:style-name="T4">We know that we have come to know him </text:span><text:span text:style-name="T5">if we obey his commands. </text:span><text:span text:style-name="T4">The man who says, “I know him,” but does not do what he commands is a liar, and the truth is not in him. (1 John 2:3,4)</text:span></text:p>
      <text:p text:style-name="gL_5f_Bibelzitat_5f_Abstand_5f_davor"><text:span text:style-name="T4">For of this you can be sure: </text:span><text:span text:style-name="T5">No immoral, impure or greedy person — such a man is an idolater — has any inheritance in the kingdom of Christ and of God. </text:span><text:span text:style-name="T4">Let no one deceive you with empty words, for because of such things God’s wrath comes on those who are disobedient. Therefore do not be partners with them. (Eph 5:5-7)</text:span></text:p>
      <text:p text:style-name="gL_5f_Bibelzitat_5f_Abstand_5f_davor"><text:span text:style-name="T4">... the church </text:span><text:span text:style-name="T5">submits </text:span><text:span text:style-name="T4">to Christ .... (Eph 5:24)</text:span></text:p>
      <text:p text:style-name="gL_5f_Bibelzitat_5f_Abstand_5f_davor"><text:span text:style-name="T4">Those who belong to Christ Jesus </text:span><text:span text:style-name="T5">have crucified the sinful nature with its passions and desires. </text:span><text:span text:style-name="T4">(Gal 5:24)</text:span></text:p>
      <text:p text:style-name="gL_5f_Fliesstext_5f_Folge_5f_und_5f_Abstand_5f_davor"><text:span text:style-name="T8">Much more related information can be found in our 801 page volume entitled, </text:span><text:span text:style-name="T7">The Believer’s</text:span><text:span text:style-name="T9"> </text:span><text:span text:style-name="T7">Conditional Security</text:span><text:span text:style-name="T8">. This is the most exhaustive refutation to the teaching of eternal security that has ever been written. To order this book go to EOMin.Org</text:span></text:p>
      <text:p text:style-name="P7"/>
      <text:p text:style-name="P7">Unbelief in Jesus is synonymous with disobedience to him, while believing in Jesus equals obeying him.</text:p>
      <text:p text:style-name="P7">Jesus taught a true believer could turn into an unbeliever and consequently die spiritually.</text:p>
      <text:p text:style-name="P7">One is not really believing on Jesus unless he is keeping his words.</text:p>
      <text:p text:style-name="P4"/>
      <text:p text:style-name="P5">Evangelical Outreach</text:p>
      <text:p text:style-name="P6">PO Box 265, Washington, PA 15301</text:p>
      <text:p text:style-name="P3"><text:span text:style-name="T10">EOMin.Org </text:span><text:span text:style-name="T2"><text:s/></text:span><text:a xlink:type="simple" xlink:href="mailto:grace@EOMin.Org">grace@EOMin.Org</text:a></text:p>
      <text:p text:style-name="P4"><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WPIconicSymbolsA" svg:font-family="WPIconicSymbolsA"/>
    <style:font-face style:name="TimesNewRoman" svg:font-family="TimesNewRoman" style:font-family-generic="roman"/>
    <style:font-face style:name="TimesNewRoman1" svg:font-family="TimesNewRoman" style:font-adornments="Standard" style:font-family-generic="roman"/>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CH"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L_5f_Fliesstext" style:display-name="gL_Fliesstext" style:family="paragraph" style:next-style-name="gL_5f_Fliesstext_5f_Folge" style:master-page-name="">
      <style:paragraph-properties fo:line-height="120%" fo:text-align="justify" style:justify-single-word="false" style:page-number="auto"/>
      <style:text-properties style:font-name="TimesNewRoman1"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gL_5f_Fliesstext_5f_Folge" style:display-name="gL_Fliesstext_Folge" style:family="paragraph" style:parent-style-name="gL_5f_Fliesstext">
      <style:paragraph-properties fo:margin-left="0cm" fo:margin-right="0cm" fo:text-indent="0.7cm" style:auto-text-indent="false"/>
    </style:style>
    <style:style style:name="gL_5f_Fliesstext_5f_Abstand_5f_davor" style:display-name="gL_Fliesstext_Abstand_davor" style:family="paragraph" style:parent-style-name="gL_5f_Fliesstext" style:next-style-name="gL_5f_Fliesstext_5f_Folge" style:class="text">
      <style:paragraph-properties fo:margin-top="0.25cm" fo:margin-bottom="0cm"/>
    </style:style>
    <style:style style:name="gL_5f_Fliesstext_5f_Folge_5f_und_5f_Einzug" style:display-name="gL_Fliesstext_Folge_und_Einzug" style:family="paragraph" style:parent-style-name="gL_5f_Fliesstext_5f_Folge" style:class="text">
      <style:paragraph-properties fo:margin-left="0.7cm" fo:margin-right="0.7cm" fo:text-indent="0.7cm" style:auto-text-indent="false"/>
    </style:style>
    <style:style style:name="gL_5f_Fliesstext_5f_Abstand_5f_davor_5f_und_5f_Einzug" style:display-name="gL_Fliesstext_Abstand_davor_und_Einzug" style:family="paragraph" style:parent-style-name="gL_5f_Fliesstext_5f_Abstand_5f_davor" style:next-style-name="gL_5f_Fliesstext_5f_Folge_5f_und_5f_Einzug" style:class="text">
      <style:paragraph-properties fo:margin-left="0.7cm" fo:margin-right="0.7cm" fo:text-indent="0cm" style:auto-text-indent="false"/>
    </style:style>
    <style:style style:name="Salutation" style:family="paragraph" style:parent-style-name="Standard" style:class="text">
      <style:paragraph-properties text:number-lines="false" text:line-number="0"/>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gL_5f_Ueberschrift1" style:display-name="gL_Ueberschrift1" style:family="paragraph" style:next-style-name="gL_5f_Fliesstext" style:default-outline-level="1" style:class="text">
      <style:paragraph-properties fo:margin-top="0.3cm" fo:margin-bottom="0cm"/>
      <style:text-properties fo:font-size="16pt" fo:font-weight="bold" style:font-size-asian="16pt" style:font-size-complex="16pt"/>
    </style:style>
    <style:style style:name="gL_5f_Ueberschrift2" style:display-name="gL_Ueberschrift2" style:family="paragraph" style:next-style-name="gL_5f_Fliesstext" style:default-outline-level="2" style:class="text">
      <style:paragraph-properties fo:margin-top="0.3cm" fo:margin-bottom="0cm"/>
      <style:text-properties style:font-name="TimesNewRoman" fo:font-size="14pt" fo:font-style="italic" fo:font-weight="bold" style:font-size-asian="14pt" style:font-style-asian="italic" style:font-weight-asian="bold" style:font-size-complex="14pt" style:font-style-complex="italic" style:font-weight-complex="bold"/>
    </style:style>
    <style:style style:name="gL_5f_Ueberschrift3" style:display-name="gL_Ueberschrift3" style:family="paragraph" style:next-style-name="gL_5f_Fliesstext" style:default-outline-level="3" style:class="text">
      <style:paragraph-properties fo:margin-top="0.3cm" fo:margin-bottom="0cm"/>
      <style:text-properties fo:font-size="13pt" fo:font-weight="bold" style:font-size-asian="13pt" style:font-weight-asian="bold" style:font-size-complex="13pt" style:font-weight-complex="bold"/>
    </style:style>
    <style:style style:name="gL_5f_Ueberschrift4" style:display-name="gL_Ueberschrift4" style:family="paragraph" style:next-style-name="gL_5f_Fliesstext" style:default-outline-level="4" style:class="text">
      <style:paragraph-properties fo:margin-top="0.3cm" fo:margin-bottom="0cm"/>
      <style:text-properties fo:font-style="italic"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gL_5f_Titel" style:display-name="gL_Titel" style:family="paragraph" style:next-style-name="gL_5f_Fliesstext">
      <style:paragraph-properties fo:text-align="start" style:justify-single-word="false"/>
      <style:text-properties fo:font-size="21pt" fo:font-weight="bold" style:font-size-asian="21pt" style:font-weight-asian="bold" style:font-size-complex="21pt" style:font-weight-complex="bold"/>
    </style:style>
    <style:style style:name="gL_5f_Bibelzitat_5f_Abstand_5f_davor" style:display-name="gL_Bibelzitat_Abstand_davor" style:family="paragraph" style:parent-style-name="gL_5f_Fliesstext_5f_Abstand_5f_davor_5f_und_5f_Einzug" style:next-style-name="gL_5f_Bibelzitat_5f_kein_5f_Abstand_5f_davor_5f__28_Folgezeile_29_" style:master-page-name="">
      <style:paragraph-properties fo:keep-together="auto" style:page-number="auto" fo:background-color="transparent" fo:keep-with-next="auto">
        <style:tab-stops/>
        <style:background-image/>
      </style:paragraph-properties>
      <style:text-properties fo:font-style="italic" style:font-style-asian="italic" style:font-style-complex="italic"/>
    </style:style>
    <style:style style:name="gL_5f_Bibelzitat_5f_kein_5f_Abstand_5f_davor_5f__28_Folgezeile_29_" style:display-name="gL_Bibelzitat_kein_Abstand_davor_(Folgezeile)" style:family="paragraph" style:parent-style-name="gL_5f_Bibelzitat_5f_Abstand_5f_davor">
      <style:paragraph-properties fo:margin-top="0cm" fo:margin-bottom="0cm"/>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L_5f_Fusszeile" style:display-name="gL_Fusszeile" style:family="paragraph" style:parent-style-name="Footer">
      <style:paragraph-properties>
        <style:tab-stops>
          <style:tab-stop style:position="8.5cm" style:type="center"/>
          <style:tab-stop style:position="19.001cm" style:type="right"/>
        </style:tab-stops>
      </style:paragraph-properties>
      <style:text-properties fo:font-size="11pt" style:font-size-asian="11pt" style:font-size-complex="11pt"/>
    </style:style>
    <style:style style:name="gL_5f_Fliesstext_5f_Einzug_5f_ohne_5f_Abstand_5f_davor" style:display-name="gL_Fliesstext_Einzug_ohne_Abstand_davor" style:family="paragraph" style:parent-style-name="gL_5f_Fliesstext">
      <style:paragraph-properties fo:margin-left="0.7cm" fo:margin-right="0.7cm" fo:text-indent="0cm" style:auto-text-indent="false"/>
    </style:style>
    <style:style style:name="Illustration" style:family="paragraph" style:parent-style-name="Caption" style:class="extra"/>
    <style:style style:name="gL_5f_Beschriftung_5f_Abbildung" style:display-name="gL_Beschriftung_Abbildung" style:family="paragraph" style:parent-style-name="Illustration">
      <style:text-properties fo:font-size="10pt"/>
    </style:style>
    <style:style style:name="Frame_20_contents" style:display-name="Frame contents" style:family="paragraph" style:parent-style-name="Text_20_body" style:class="extra"/>
    <style:style style:name="gL_5f_Fliesstext_5f_Folge_5f_und_5f_Abstand_5f_davor" style:display-name="gL_Fliesstext_Folge_und_Abstand_davor" style:family="paragraph" style:parent-style-name="gL_5f_Fliesstext_5f_Folge">
      <style:paragraph-properties fo:margin-top="0.25cm" fo:margin-bottom="0cm"/>
    </style:style>
    <style:style style:name="gL_5f_Inhaltsverzeichnis_5f_DeSario" style:display-name="gL_Inhaltsverzeichnis_DeSario" style:family="paragraph" style:parent-style-name="gL_5f_Fliesstext" style:class="text">
      <style:paragraph-properties fo:text-align="start" style:justify-single-word="false">
        <style:tab-stops>
          <style:tab-stop style:position="0.63cm"/>
          <style:tab-stop style:position="17.3cm"/>
          <style:tab-stop style:position="19.001cm" style:type="right"/>
        </style:tab-stops>
      </style:paragraph-properties>
      <style:text-properties fo:font-weight="bold" style:font-weight-asian="bold" style:font-weight-complex="bold"/>
    </style:style>
    <style:style style:name="gL_5f_Bibelzitat_5f_Quellenangabe_5f__28_kleiner_5f_Abstand_5f_danach_29_" style:display-name="gL_Bibelzitat_Quellenangabe_(kleiner_Abstand_danach)" style:family="paragraph" style:parent-style-name="gL_5f_Bibelzitat_5f_kein_5f_Abstand_5f_davor_5f__28_Folgezeile_29_">
      <style:paragraph-properties fo:margin-top="0cm" fo:margin-bottom="0.25cm"/>
      <style:text-properties fo:font-weight="bold" style:font-weight-asian="bold" style:font-weight-complex="bold"/>
    </style:style>
    <style:style style:name="gL_5f_Bibelzitat_5f_kein_5f_Abstand_5f_davor_5f_ohne_5f_Einzug_5f__28_Folgezeile_29_" style:display-name="gL_Bibelzitat_kein_Abstand_davor_ohne_Einzug_(Folgezeile)" style:family="paragraph" style:parent-style-name="gL_5f_Bibelzitat_5f_kein_5f_Abstand_5f_davor_5f__28_Folgezeile_29_">
      <style:paragraph-properties fo:margin-left="0cm" fo:margin-right="0cm" fo:text-indent="0cm" style:auto-text-indent="false"/>
    </style:style>
    <style:style style:name="gL_5f_Bibelzitat_5f_Quellenangabe_5f_ohne_5f_Einzug_5f__28_kleiner_5f_Abstand_5f_danach_29_" style:display-name="gL_Bibelzitat_Quellenangabe_ohne_Einzug_(kleiner_Abstand_danach)" style:family="paragraph" style:parent-style-name="gL_5f_Bibelzitat_5f_Quellenangabe_5f__28_kleiner_5f_Abstand_5f_danach_29_">
      <style:paragraph-properties fo:margin-left="0cm" fo:margin-right="0cm" fo:text-indent="0cm" style:auto-text-indent="false"/>
    </style:style>
    <style:style style:name="gL_5f_Bibelzitat_5f_Abstand_5f_davor_5f_ohne_5f_Einzug" style:display-name="gL_Bibelzitat_Abstand_davor_ohne_Einzug" style:family="paragraph" style:parent-style-name="gL_5f_Bibelzitat_5f_Abstand_5f_davor">
      <style:paragraph-properties fo:margin-left="0cm" fo:margin-right="0cm" fo:text-indent="0cm" style:auto-text-indent="false"/>
    </style:style>
    <style:style style:name="gL_5f_Inhaltsverzeichnis_5f_DeSario_5f_Subtitle" style:display-name="gL_Inhaltsverzeichnis_DeSario_Subtitle" style:family="paragraph">
      <style:paragraph-properties fo:margin-left="0.6cm" fo:margin-right="1.852cm" fo:line-height="120%" fo:text-indent="0cm" style:auto-text-indent="false"/>
      <style:text-properties style:font-name="TimesNewRoman1" fo:font-size="11pt" fo:language="en" fo:country="U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svg:width="0.4cm" svg:height="0.4cm" text:anchor-type="paragraph" svg:x="0cm" svg:y="0cm" style:wrap="none" style:vertical-pos="middle" style:vertical-rel="paragraph" style:horizontal-pos="center" style:horizontal-rel="paragraph" fo:background-color="transparent" style:background-transparency="100%" style:shadow="none" style:flow-with-text="true">
        <style:background-image/>
        <style:columns fo:column-count="1" fo:column-gap="0cm"/>
      </style:graphic-properties>
    </style:style>
    <style:style style:name="gL_5f_Grafik_5f_mitte" style:display-name="gL_Grafik_mitte" style:family="graphic">
      <style:graphic-properties svg:width="0.4cm" svg:height="0.041cm" text:anchor-type="page" svg:x="0cm" svg:y="0cm" fo:margin-left="2cm" fo:margin-right="0cm" style:wrap="none" style:vertical-pos="from-top" style:vertical-rel="page-content" style:horizontal-pos="center" style:horizontal-rel="page-content" fo:background-color="transparent" style:background-transparency="100%" style:shadow="none">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gL_5f_Liste_5f_unsortiert" style:display-name="gL_Liste_unsortiert">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Liberation Sans Narrow'" style:font-style-name="Regular" style:font-family-generic="swis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Liberation Sans Narrow'" style:font-style-name="Regular" style:font-family-generic="swis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Liberation Sans Narrow'" style:font-style-name="Regular" style:font-family-generic="swis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gL_5f_Liste_5f_sortiert" style:display-name="gL_Liste_sortiert">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gL_5f_Fusszeile">
      <style:text-properties fo:language="de" fo:country="CH"/>
    </style:style>
    <style:style style:name="MT1" style:family="text">
      <style:text-properties style:use-window-font-color="tru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499cm" fo:margin-bottom="1cm" fo:margin-left="1cm" fo:margin-right="1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76" number:automatic-order="true">
      <number:day/>
      <number:text>. </number:text>
      <number:month number:style="long" number:textual="true"/>
      <number:text> </number:text>
      <number:year number:style="long"/>
    </number:date-style>
  </office:automatic-styles>
  <office:master-styles>
    <style:master-page style:name="Standard" style:page-layout-name="Mpm1">
      <style:footer>
        <text:p text:style-name="Footer"/>
      </style:footer>
    </style:master-page>
    <style:master-page style:name="HTML" style:page-layout-name="Mpm2"/>
    <style:master-page style:name="gL_5f_Seitenvorlage_5f_mehr_5f_Platz_5f_Fusszeile" style:display-name="gL_Seitenvorlage_mehr_Platz_Fusszeile" style:page-layout-name="Mpm3">
      <style:footer>
        <text:p text:style-name="MP1"><text:span text:style-name="MT1"><text:date style:data-style-name="N76" text:date-value="2015-03-28T22:56:44.70" text:fixed="true">28. März 2015</text:date></text:span><text:span text:style-name="MT1"><text:tab/></text:span><text:tab/><text:page-number text:select-page="current">2</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3-28T22:56:44.70</meta:creation-date>
    <meta:editing-duration>PT00H19M42S</meta:editing-duration>
    <meta:editing-cycles>6</meta:editing-cycles>
    <meta:generator>OpenOffice.org/3.2$Win32 OpenOffice.org_project/320m12$Build-9483</meta:generator>
    <meta:initial-creator>Simon Ott</meta:initial-creator>
    <dc:date>2015-03-31T22:55:39.04</dc:date>
    <dc:creator>Simon Ott</dc:creator>
    <meta:document-statistic meta:table-count="0" meta:image-count="0" meta:object-count="0" meta:page-count="2" meta:paragraph-count="34" meta:word-count="922" meta:character-count="5180"/>
  </office:meta>
</office:document-meta>
</file>